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A9000002349A09CA8515936DA5.png" manifest:media-type="image/png"/>
  <manifest:file-entry manifest:full-path="Pictures/100000000000012D00000233355047C9A7C1C67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25cm" fo:min-width="8.2cm"/>
      <style:paragraph-properties style:writing-mode="lr-tb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7.487cm" fo:min-width="8.2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4.85cm" fo:min-width="0.35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4.042cm" fo:min-width="1cm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3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Frontdruck" svg:width="10.55cm" svg:height="1.25cm" draw:transform="rotate (1.5707963267949) translate (1.1cm 19.55cm)">
          <draw:text-box>
            <text:p text:style-name="P1"><text:span text:style-name="T1">Massstab</text:span><text:span text:style-name="T1"><text:tab/></text:span><text:span text:style-name="T1">1:1</text:span></text:p>
            <text:p text:style-name="P1"><text:span text:style-name="T1">File</text:span><text:span text:style-name="T1"><text:tab/></text:span><text:span text:style-name="T1"><text:file-name text:display="name">20240125c_kabelverteiler_volta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2" draw:layer="layout" svg:width="1.882cm" svg:height="0.45cm" svg:x="0.618cm" svg:y="2.4cm">
          <draw:text-box>
            <text:p text:style-name="P1"><text:span text:style-name="T1">GD110N</text:span></text:p>
          </draw:text-box>
        </draw:frame>
        <draw:frame draw:style-name="gr3" draw:text-style-name="P3" draw:layer="layout" svg:width="1.8cm" svg:height="0.789cm" svg:x="-6.5cm" svg:y="6.15cm">
          <draw:text-box>
            <text:p text:style-name="P1"><text:span text:style-name="T1">Power</text:span></text:p>
            <text:p text:style-name="P1"><text:span text:style-name="T1">Automatik</text:span></text:p>
          </draw:text-box>
        </draw:frame>
        <draw:frame draw:style-name="gr4" draw:text-style-name="P2" draw:layer="layout" svg:width="6.882cm" svg:height="7.487cm" svg:x="-6.65cm" svg:y="0.25cm">
          <draw:text-box>
            <text:p text:style-name="P1"><text:span text:style-name="T1">durchgangsklemme</text:span></text:p>
            <text:p text:style-name="P1"><text:span text:style-name="T1"/></text:p>
            <text:p text:style-name="P1"><text:span text:style-name="T1">WAGO 2000-1204 <text:s text:c="2"/>3.5mm</text:span></text:p>
            <text:p text:style-name="P1"><text:span text:style-name="T1"/></text:p>
            <text:p text:style-name="P1"><text:span text:style-name="T1"/></text:p>
            <text:p text:style-name="P1"><text:span text:style-name="T1">Abschluss 249-117</text:span></text:p>
            <text:p text:style-name="P1"><text:span text:style-name="T1"/></text:p>
            <text:p text:style-name="P1"><text:span text:style-name="T1">Brücker</text:span></text:p>
            <text:p text:style-name="P1"><text:span text:style-name="T1">10 fach</text:span></text:p>
            <text:p text:style-name="P1"><text:span text:style-name="T1">2000-410/000-006</text:span></text:p>
            <text:p text:style-name="P1"><text:span text:style-name="T1"/></text:p>
            <text:p text:style-name="P1"><text:span text:style-name="T1">Beschriftung</text:span></text:p>
            <text:p text:style-name="P1"><text:span text:style-name="T1">793-3501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5" draw:text-style-name="P4" draw:layer="layout" svg:width="21.736cm" svg:height="18cm" svg:x="2.9cm" svg:y="1.3cm">
          <draw:image xlink:href="Pictures/10000000000002A9000002349A09CA8515936DA5.png" xlink:type="simple" xlink:show="embed" xlink:actuate="onLoad" draw:mime-type="image/png">
            <text:p/>
          </draw:image>
        </draw:frame>
        <draw:custom-shape draw:style-name="gr6" draw:text-style-name="P5" draw:layer="layout" svg:width="0.35cm" svg:height="4.85cm" svg:x="5.5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5.9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6.2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6.6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6.9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7.3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7.6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8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8.3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8.7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9.0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9.4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9.7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0.1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0.4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0.8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1.1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1.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1.8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2.2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2.5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2.9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3.2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3.6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3.9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4.3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4.6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5.3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5.7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6.0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6.4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6.7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7.1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7.4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7.8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8.1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8.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8.8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9.2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9.5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9.9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20.2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20.6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20.9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21.3cm" svg:y="7.9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624cm" svg:height="18cm" svg:x="24.926cm" svg:y="1.3cm">
          <draw:image xlink:href="Pictures/100000000000012D00000233355047C9A7C1C67D.png" xlink:type="simple" xlink:show="embed" xlink:actuate="onLoad" draw:mime-type="image/png">
            <text:p/>
          </draw:image>
        </draw:frame>
        <draw:custom-shape draw:style-name="gr7" draw:text-style-name="P5" draw:layer="layout" svg:width="1cm" svg:height="4.042cm" svg:x="21.65cm" svg:y="8.458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 draw:display="none"/>
      <draw:layer draw:name="Fotos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25T23:02:34.032000000</dc:date>
    <meta:print-date>2024-01-20T11:39:03.640000000</meta:print-date>
    <meta:editing-cycles>487</meta:editing-cycles>
    <meta:editing-duration>P38DT11H58M16S</meta:editing-duration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